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draw:marker-start-width="0.356cm" draw:marker-end-width="0.356cm" draw:fill="solid" draw:fill-color="#ffffff" draw:textarea-horizontal-align="justify" draw:textarea-vertical-align="middle" draw:auto-grow-height="false" fo:min-height="4.22cm" fo:min-width="11.56cm" fo:padding-top="0.176cm" fo:padding-bottom="0.176cm" fo:padding-left="0.301cm" fo:padding-right="0.301cm"/>
      <style:paragraph-properties style:writing-mode="lr-tb"/>
    </style:style>
    <style:style style:name="gr2" style:family="graphic" style:parent-style-name="standard">
      <style:graphic-properties svg:stroke-width="0.051cm" draw:marker-start-width="0.279cm" draw:marker-end-width="0.279cm" draw:fill="solid" draw:fill-color="#ffffff" draw:textarea-horizontal-align="justify" draw:textarea-vertical-align="middle" draw:auto-grow-height="false" fo:min-height="4.145cm" fo:min-width="11.769cm" fo:padding-top="0.15cm" fo:padding-bottom="0.15cm" fo:padding-left="0.275cm" fo:padding-right="0.275cm"/>
      <style:paragraph-properties style:writing-mode="lr-tb"/>
    </style:style>
    <style:style style:name="gr3" style:family="graphic" style:parent-style-name="standard">
      <style:graphic-properties svg:stroke-width="0.152cm" draw:marker-start-width="0.432cm" draw:marker-end-width="0.432cm" draw:fill="solid" draw:fill-color="#ffffff" draw:textarea-horizontal-align="justify" draw:textarea-vertical-align="middle" draw:auto-grow-height="false" fo:min-height="5.315cm" fo:min-width="11.406cm" fo:padding-top="0.2cm" fo:padding-bottom="0.2cm" fo:padding-left="0.325cm" fo:padding-right="0.325cm"/>
      <style:paragraph-properties style:writing-mode="lr-tb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svg:stroke-color="#3465a4" draw:fill="none" draw:textarea-vertical-align="middl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6.862cm" fo:min-width="13.34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6.481cm" fo:min-width="13.724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color="#000000" draw:fill="none" draw:textarea-vertical-align="middle" draw:auto-grow-height="false" fo:min-height="1.497cm" fo:min-width="0cm"/>
    </style:style>
    <style:style style:name="P1" style:family="paragraph">
      <style:paragraph-properties fo:text-align="start"/>
      <style:text-properties fo:font-size="15pt" style:font-size-asian="15pt" style:font-size-complex="15pt"/>
    </style:style>
    <style:style style:name="P2" style:family="paragraph">
      <loext:graphic-properties draw:fill="solid" draw:fill-color="#ffffff"/>
      <style:paragraph-properties fo:text-align="start"/>
      <style:text-properties fo:font-size="15pt" style:font-size-asian="15pt" style:font-size-complex="15pt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loext:graphic-properties draw:fill="solid" draw:fill-color="#ffffff"/>
      <style:paragraph-properties fo:text-align="start"/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text-properties fo:font-size="15pt" style:font-size-asian="15pt" style:font-size-complex="15pt"/>
    </style:style>
    <style:style style:name="P10" style:family="paragraph">
      <loext:graphic-properties draw:fill="solid" draw:fill-color="#ffffff"/>
      <style:paragraph-properties fo:text-align="start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3pt" fo:font-weight="normal" style:font-size-asian="13pt" style:font-weight-asian="normal" style:font-size-complex="13pt" style:font-weight-complex="normal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2.162cm" svg:height="4.572cm" svg:x="2.418cm" svg:y="8.738cm">
          <text:p text:style-name="P1"><text:span text:style-name="T1">NEAL 2</text:span></text:p>
          <text:p text:style-name="P1"><text:span text:style-name="T2"/></text:p>
          <text:p text:style-name="P1"><text:span text:style-name="T2"><text:s/></text:span><text:span text:style-name="T2">void initialize() override;</text:span></text:p>
          <text:p text:style-name="P1"><text:span text:style-name="T2"/></text:p>
          <text:p text:style-name="P1"><text:span text:style-name="T2"><text:s/></text:span><text:span text:style-name="T2">void sample_allocations() override;</text:span></text:p>
          <text:p text:style-name="P1"><text:span text:style-name="T2"/></text:p>
          <text:p text:style-name="P1"><text:span text:style-name="T2"><text:s/></text:span><text:span text:style-name="T2">void sample_unique_values() override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2.319cm" svg:height="4.445cm" svg:x="2.388cm" svg:y="15.088cm">
          <text:p text:style-name="P1"><text:span text:style-name="T1">NEAL 8</text:span></text:p>
          <text:p text:style-name="P3"><text:span text:style-name="T2"><text:s text:c="4"/></text:span></text:p>
          <text:p text:style-name="P1"><text:span text:style-name="T2">unsigned int n_aux = 3;</text:span></text:p>
          <text:p text:style-name="P1"><text:span text:style-name="T2"/></text:p>
          <text:p text:style-name="P1"><text:span text:style-name="T2">vector&lt;Hierarchy&lt;Hypers&gt;&gt; aux_unique_values;</text:span></text:p>
          <text:p text:style-name="P1"><text:span text:style-name="T2"/></text:p>
          <text:p text:style-name="P1"><text:span text:style-name="T2">void sample_allocations() override;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12.056cm" svg:height="5.715cm" svg:x="6.334cm" svg:y="1.245cm">
          <text:p text:style-name="P1"><text:span text:style-name="T1">ALGORITMH</text:span></text:p>
          <text:p text:style-name="P1"><text:span text:style-name="T2"><text:s text:c="3"/></text:span></text:p>
          <text:p text:style-name="P1"><text:span text:style-name="T2">unsigned int maxiter = 100;</text:span></text:p>
          <text:p text:style-name="P1"><text:span text:style-name="T2">unsigned int burnin = 50;</text:span></text:p>
          <text:p text:style-name="P1"><text:span text:style-name="T2">int num_clusters;</text:span></text:p>
          <text:p text:style-name="P1"><text:span text:style-name="T2"/></text:p>
          <text:p text:style-name="P1"><text:span text:style-name="T2">MatrixXd data;</text:span></text:p>
          <text:p text:style-name="P1"><text:span text:style-name="T2">vector&lt;unsigned int&gt; allocations;</text:span></text:p>
          <text:p text:style-name="P1"><text:span text:style-name="T2">vector&lt;Hierarchy&lt;Hypers&gt;&gt; unique_values;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2.362cm" svg:y1="6.96cm" svg:x2="8.499cm" svg:y2="8.738cm" draw:start-shape="id1" draw:end-shape="id2" svg:d="M12362 6960v901h-3863v877" svg:viewBox="0 0 3864 1779">
          <text:p/>
        </draw:connector>
        <draw:line draw:style-name="gr5" draw:text-style-name="P5" draw:layer="layout" svg:x1="8.484cm" svg:y1="13.183cm" svg:x2="8.484cm" svg:y2="15.088cm">
          <text:p/>
        </draw:line>
      </draw:page>
      <draw:page draw:name="page2" draw:style-name="dp1" draw:master-page-name="Default">
        <draw:custom-shape draw:style-name="gr6" draw:text-style-name="P8" draw:layer="layout" svg:width="13.843cm" svg:height="7.112cm" svg:x="2.134cm" svg:y="2.261cm">
          <text:p text:style-name="P6"><text:span text:style-name="T3">HierarchyNNIG</text:span></text:p>
          <text:p text:style-name="P4"><text:span text:style-name="T4"/></text:p>
          <text:p text:style-name="P6"><text:span text:style-name="T5">vector&lt;MatrixXd&gt; state; </text:span></text:p>
          <text:p text:style-name="P6"><text:span text:style-name="T5">shared_ptr&lt;Hypers&gt; hypers;</text:span></text:p>
          <text:p text:style-name="P6"><text:span text:style-name="T5"/></text:p>
          <text:p text:style-name="P6"><text:span text:style-name="T5"/></text:p>
          <text:p text:style-name="P6"><text:span text:style-name="T5">VectorXd eval_marg(MatrixXd datum);</text:span></text:p>
          <text:p text:style-name="P6"><text:span text:style-name="T6">VectorXd like</text:span><text:span text:style-name="T5">(MatrixXd datum);</text:span></text:p>
          <text:p text:style-name="P7"><text:span text:style-name="T5">void sample_given_data(MatrixXd data); </text:span></text:p>
          <text:p text:style-name="P6"><text:span text:style-name="T5">void draw();</text:span></text:p>
          <text:p text:style-name="P6"><text:span text:style-name="T5">vector&lt;double&gt; normal_gamma_update(VectorXd data,</text:span></text:p>
          <text:p text:style-name="P6"><text:span text:style-name="T5"><text:tab/></text:span><text:span text:style-name="T5">double mu0, double alpha0, double beta0, double lambda0);</text:span></text:p>
          <text:p text:style-name="P6"><text:span text:style-name="T5"/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6.094cm" svg:height="0.839cm" svg:x="17.376cm" svg:y="3.15cm">
          <draw:text-box>
            <text:p><text:span text:style-name="T2">state( 2, MatrixXd(1,1) )</text:span></text:p>
          </draw:text-box>
        </draw:frame>
        <draw:frame draw:style-name="gr7" draw:text-style-name="P9" draw:layer="layout" svg:width="7.868cm" svg:height="1.427cm" svg:x="18.009cm" svg:y="6.041cm">
          <draw:text-box>
            <text:p><text:span text:style-name="T2">check in Algorithm Constructor </text:span></text:p>
            <text:p><text:span text:style-name="T2">if data is univariate</text:span></text:p>
          </draw:text-box>
        </draw:frame>
        <draw:custom-shape draw:style-name="gr8" draw:text-style-name="P10" draw:layer="layout" svg:width="14.224cm" svg:height="6.731cm" svg:x="2.007cm" svg:y="12.04cm">
          <text:p text:style-name="P6"><text:span text:style-name="T3">HierarchyDummy</text:span></text:p>
          <text:p text:style-name="P6"><text:span text:style-name="T3"/></text:p>
          <text:p text:style-name="P7"><text:span text:style-name="T5">vector&lt;MatrixXd&gt; state; </text:span></text:p>
          <text:p text:style-name="P7"><text:span text:style-name="T5">shared_ptr&lt;Hypers&gt; hypers;</text:span></text:p>
          <text:p text:style-name="P6"><text:span text:style-name="T5"/></text:p>
          <text:p text:style-name="P6"><text:span text:style-name="T5"/></text:p>
          <text:p text:style-name="P6"><text:span text:style-name="T5">VectorXd eval_marg(MatrixXd datum);</text:span></text:p>
          <text:p text:style-name="P7"><text:span text:style-name="T6">VectorXd like</text:span><text:span text:style-name="T5">(MatrixXd datum);</text:span></text:p>
          <text:p text:style-name="P7"><text:span text:style-name="T5">void sample_given_data(MatrixXd data); </text:span></text:p>
          <text:p text:style-name="P7"><text:span text:style-name="T5">void draw();</text:span></text:p>
          <text:p text:style-name="P7"><text:span text:style-name="T5">std::vector&lt;Eigen::MatrixXd&gt; dummy_update(MatrixXd data,</text:span></text:p>
          <text:p text:style-name="P7"><text:span text:style-name="T5"><text:s text:c="8"/></text:span><text:span text:style-name="T5">VectorXd mu0, MatrixXd lambda0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5" draw:layer="layout" svg:x1="7.341cm" svg:y1="4.039cm" svg:x2="17.247cm" svg:y2="3.658cm">
          <text:p/>
        </draw:line>
        <draw:line draw:style-name="gr9" draw:text-style-name="P5" draw:layer="layout" svg:x1="11.405cm" svg:y1="6.325cm" svg:x2="17.882cm" svg:y2="6.452cm">
          <text:p/>
        </draw:line>
        <draw:custom-shape draw:style-name="gr10" draw:text-style-name="P5" draw:layer="layout" svg:width="0.508cm" svg:height="1.905cm" svg:x="10.897cm" svg:y="5.436cm">
          <text:p/>
          <draw:enhanced-geometry svg:viewBox="0 0 21600 21600" draw:glue-points="0 0 0 21600 21600 10800" draw:text-areas="0 ?f3 15150 ?f4" draw:mirror-horizontal="false" draw:mirror-vertical="false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36.093000000</meta:creation-date>
    <meta:generator>LibreOffice/6.4.1.2$Windows_X86_64 LibreOffice_project/4d224e95b98b138af42a64d84056446d09082932</meta:generator>
    <dc:date>2020-04-18T11:27:36.237000000</dc:date>
    <meta:editing-duration>PT5M53S</meta:editing-duration>
    <meta:editing-cycles>1</meta:editing-cycles>
    <meta:document-statistic meta:object-count="12"/>
  </office:meta>
</office:document-meta>
</file>